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23.91mm"/>
    </style:style>
    <style:style style:name="co21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ext-properties style:font-name="Arial" fo:font-size="10pt" style:font-size-asian="10pt" style:font-size-complex="10pt"/>
    </style:style>
    <style:style style:name="ce15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3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WHR/NWNG zoo car (not yet drawn)</text:p>
          </table:table-cell>
          <table:table-cell table:style-name="ce11" office:value-type="string" calcext:value-type="string">
            <text:p>Narrow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18]" office:value-type="float" office:value="23" calcext:value-type="float">
            <text:p>23</text:p>
          </table:table-cell>
          <table:table-cell table:style-name="ce11"/>
          <table:table-cell table:style-name="ce15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11"/>
          <table:table-cell table:style-name="ce15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2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style-name="ce12"/>
          <table:table-cell table:style-name="ce16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5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1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8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5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3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1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37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17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00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17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09]+5" office:value-type="float" office:value="85" calcext:value-type="float">
            <text:p>85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80" calcext:value-type="float">
            <text:p>80</text:p>
          </table:table-cell>
          <table:table-cell/>
          <table:table-cell table:style-name="ce16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17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9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22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4" calcext:value-type="float">
            <text:p>84</text:p>
          </table:table-cell>
          <table:table-cell/>
          <table:table-cell table:style-name="ce16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4" calcext:value-type="float">
            <text:p>84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30]+5" office:value-type="float" office:value="89" calcext:value-type="float">
            <text:p>89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6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343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54]+5" office:value-type="float" office:value="93" calcext:value-type="float">
            <text:p>93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362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363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364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365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366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67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69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70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17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72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76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78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83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84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85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87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388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389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17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392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393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17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17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398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399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00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01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02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04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05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06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07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08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09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11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12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14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19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20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21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23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24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25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26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27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29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30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432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33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34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35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36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37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438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40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441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43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44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45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46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47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48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49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50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51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452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53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55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56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57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58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59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60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61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63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465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66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467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6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6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70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71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72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73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74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75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76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77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78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79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17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8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17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8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17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82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83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84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85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86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487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488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91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92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93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9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9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9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49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498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99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00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01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502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03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04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05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06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07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08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09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10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11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12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513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14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15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16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17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18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19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20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21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22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23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24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25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526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27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28]+20" office:value-type="float" office:value="167" calcext:value-type="float">
            <text:p>167</text:p>
          </table:table-cell>
          <table:table-cell office:value-type="string" calcext:value-type="string">
            <text:p>2 + 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531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532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33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534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35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536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37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538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39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540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541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542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543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44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45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546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547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48]+20" office:value-type="float" office:value="175" calcext:value-type="float">
            <text:p>175</text:p>
          </table:table-cell>
          <table:table-cell office:value-type="string" calcext:value-type="string">
            <text:p>These were renown for being comfor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549]+25" office:value-type="float" office:value="181" calcext:value-type="float">
            <text:p>1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550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51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52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553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554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555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556]+25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57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58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59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560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561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562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563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64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65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6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67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568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569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570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571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572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7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75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577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579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580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581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582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583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584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585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586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587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589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590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591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592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594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595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596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597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598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599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97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599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2">00/00/0000</text:date>, <text:time style:data-style-name="N2" text:time-value="23:46:43.0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7-22T17:51:59.217000000</dc:date>
    <meta:editing-duration>P45DT18H34M11S</meta:editing-duration>
    <meta:editing-cycles>1091</meta:editing-cycles>
    <meta:generator>LibreOffice/5.2.6.2$Windows_x86 LibreOffice_project/a3100ed2409ebf1c212f5048fbe377c281438fdc</meta:generator>
    <dc:creator>James Petts</dc:creator>
    <meta:document-statistic meta:table-count="3" meta:cell-count="3678" meta:object-count="0"/>
  </office:meta>
</office:document-meta>
</file>